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fo:font-size="16pt" fo:font-weight="normal" officeooo:rsid="00076597" officeooo:paragraph-rsid="00076597" style:font-weight-asian="normal" style:font-weight-complex="normal"/>
    </style:style>
    <style:style style:name="P2" style:family="paragraph" style:parent-style-name="Standard">
      <style:paragraph-properties fo:line-height="200%"/>
      <style:text-properties fo:font-size="20pt" fo:font-weight="bold" officeooo:rsid="00076597" officeooo:paragraph-rsid="00076597" style:font-weight-asian="bold" style:font-weight-complex="bold"/>
    </style:style>
    <style:style style:name="P3" style:family="paragraph" style:parent-style-name="Standard">
      <style:paragraph-properties fo:line-height="200%"/>
      <style:text-properties fo:font-size="12pt" fo:font-weight="normal" officeooo:rsid="00076597" officeooo:paragraph-rsid="00076597" style:font-weight-asian="normal" style:font-weight-complex="normal"/>
    </style:style>
    <style:style style:name="P4" style:family="paragraph" style:parent-style-name="Standard" style:list-style-name="L1">
      <style:paragraph-properties fo:line-height="200%"/>
      <style:text-properties fo:font-size="12pt" fo:font-weight="normal" officeooo:rsid="00076597" officeooo:paragraph-rsid="00076597" style:font-weight-asian="normal" style:font-weight-complex="normal"/>
    </style:style>
    <style:style style:name="T1" style:family="text">
      <style:text-properties fo:font-size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nal Project Milestone Submission</text:p>
      <text:p text:style-name="P1">Github Link: <text:a xlink:type="simple" xlink:href="https://github.com/LetsGetJiggyWithIt/cse210" text:style-name="Internet_20_link" text:visited-style-name="Visited_20_Internet_20_Link">https://github.com/LetsGetJiggyWithIt/cse210</text:a></text:p>
      <text:p text:style-name="P1"><text:tab/><text:span text:style-name="T1">My project will be a small database to store information about participants from the Non-Profit <text:s/>organization Heroic Youth. This program will allow the user to do the following:</text:span></text:p>
      <text:list text:style-name="L1">
        <text:list-item>
          <text:p text:style-name="P4">Add a person</text:p>
        </text:list-item>
        <text:list-item>
          <text:p text:style-name="P4">Modify personal information</text:p>
        </text:list-item>
        <text:list-item>
          <text:p text:style-name="P4">Search/Query for specific information (Years attended, Age, Positions held, etc.,)</text:p>
        </text:list-item>
        <text:list-item>
          <text:p text:style-name="P4">Save database to a file</text:p>
        </text:list-item>
        <text:list-item>
          <text:p text:style-name="P4">Load database from a file</text:p>
        </text:list-item>
      </text:list>
      <text:p text:style-name="P3">This will take a lot of work, but I believe that I have the means to do it.</text:p>
      <text:p text:style-name="P3"><text:tab/>For my project so far, I have created every single class and method that I will be needing for my project. Some of these methods are empty, but most of them have been populated. For my menu class, I have created all of the options and created a function for each of them to accomplish when they are chosen (Some complete, some blank). I have also started on my query class, but I haven’t had time to finish it ye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1T20:26:28.491000000</meta:creation-date>
    <dc:date>2023-02-11T20:36:48.974000000</dc:date>
    <meta:editing-duration>PT10M20S</meta:editing-duration>
    <meta:editing-cycles>1</meta:editing-cycles>
    <meta:document-statistic meta:table-count="0" meta:image-count="0" meta:object-count="0" meta:page-count="1" meta:paragraph-count="10" meta:word-count="164" meta:character-count="933" meta:non-whitespace-character-count="781"/>
    <meta:generator>LibreOffice/7.4.3.2$Windows_X86_64 LibreOffice_project/1048a8393ae2eeec98dff31b5c133c5f1d08b890</meta:generator>
  </office:meta>
</office:document-meta>
</file>